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fo:text-align="start"/>
      <style:text-properties fo:font-size="32pt"/>
    </style:style>
    <style:style style:name="P4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color="#ff7f00"/>
    </style:style>
    <style:style style:name="T4" style:family="text">
      <style:text-properties fo:color="#00803f"/>
    </style:style>
    <style:style style:name="T5" style:family="text">
      <style:text-properties fo:color="#007fff"/>
    </style:style>
    <style:style style:name="T6" style:family="text">
      <style:text-properties style:use-window-font-color="tru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Arduino y robótica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2">Sesión 3</text:span></text:p>
            <text:p text:style-name="P1"><text:span text:style-name="T2">Santorcuato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1">Estructuras de control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<text:span text:style-name="T3">int</text:span> estudiantes = 12;</text:p>
                <text:p/>
                <text:list>
                  <text:list-header>
                    <text:p><text:span text:style-name="T4">if </text:span>(estudiantes &gt; 10){</text:p>
                    <text:p/>
                    <text:p><text:span text:style-name="T3">println</text:span>(<text:span text:style-name="T5">“La cantidad de estudiantes es mayor a 10”</text:span>);</text:p>
                    <text:p/>
                    <text:p>}</text:p>
                    <text:p><text:span text:style-name="T4">else</text:span> {</text:p>
                  </text:list-header>
                </text:list>
                <text:p><text:span text:style-name="T3"/></text:p>
                <text:list>
                  <text:list-header>
                    <text:p><text:span text:style-name="T3">println</text:span>(<text:span text:style-name="T5">“La cantidad de estudiantes es menor a 10”</text:span>);</text:p>
                  </text:list-header>
                </text:list>
                <text:p/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1">Operadores lógico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1 == 1</text:p>
                <text:p>a != <text:s/>1</text:p>
                <text:p>3 &gt; 1</text:p>
                <text:p>67 &lt; 68</text:p>
              </text:list-header>
              <text:list-item>
                <text:p>Revisar:</text:p>
                <text:p><text:span text:style-name="T5">https://www.arduino.cc/en/Reference/If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1">Otras estructura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iclo for, switch, do, while, etc</text:p>
                <text:p><text:span text:style-name="T5"><text:a xlink:href="https://www.arduino.cc/en/Reference/HomePage" xlink:type="simple">https://www.arduino.cc/en/Reference/HomePage</text:a></text:span></text:p>
              </text:list-item>
              <text:list-item>
                <text:p><text:span text:style-name="T6">El ciclo for fue revisado en sesión anterio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9T19:38:10.299531000</meta:creation-date>
    <dc:date>2017-04-09T22:01:34.644205000</dc:date>
    <meta:editing-duration>PT2H12M52S</meta:editing-duration>
    <meta:editing-cycles>10</meta:editing-cycles>
    <meta:generator>LibreOffice/5.3.1.2$MacOSX_X86_64 LibreOffice_project/e80a0e0fd1875e1696614d24c32df0f95f03deb2</meta:generator>
    <meta:document-statistic meta:object-count="41"/>
  </office:meta>
</office:document-meta>
</file>